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9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standard">
      <style:graphic-properties svg:stroke-color="#e8a202" draw:fill-color="#fff5ce" draw:textarea-horizontal-align="justify" draw:textarea-vertical-align="middle" draw:auto-grow-height="false" fo:min-height="1.288cm" fo:min-width="9.66cm"/>
    </style:style>
    <style:style style:name="gr21" style:family="graphic" style:parent-style-name="standard">
      <style:graphic-properties svg:stroke-color="#a7074b" draw:fill-color="#e16173" draw:textarea-horizontal-align="justify" draw:textarea-vertical-align="middle" draw:auto-grow-height="false" fo:min-height="0.385cm" fo:min-width="4.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svg:stroke-color="#069a2e" draw:fill-color="#77bc65" draw:textarea-horizontal-align="justify" draw:textarea-vertical-align="middle" draw:auto-grow-height="false" fo:min-height="1.02cm" fo:min-width="3.31cm"/>
      <style:paragraph-properties style:writing-mode="lr-tb"/>
    </style:style>
    <style:style style:name="gr25" style:family="graphic" style:parent-style-name="standard">
      <style:graphic-properties svg:stroke-color="#069a2e" draw:fill-color="#77bc6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5ce"/>
      <style:paragraph-properties fo:text-align="center"/>
    </style:style>
    <style:style style:name="P8" style:family="paragraph">
      <loext:graphic-properties draw:fill-color="#e16173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-color="#77bc65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08cm" svg:height="0.635cm" svg:x="3.175cm" svg:y="1.905cm">
          <text:p text:style-name="P1"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/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3.005cm">
          <text:p text:style-name="P1"><text:span text:style-name="T1">C</text:span><text:span text:style-name="T1">o</text:span><text:span text:style-name="T1">n</text:span><text:span text:style-name="T1">v</text:span><text:span text:style-name="T1">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4.105cm">
          <text:p text:style-name="P1"><text:span text:style-name="T1">Max Pool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5.205cm">
          <text:p text:style-name="P1"><text:span text:style-name="T1">Conv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6.305cm">
          <text:p text:style-name="P1"><text:span text:style-name="T1">Max Poo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5.63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6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7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3.175cm" svg:y="8.905cm">
          <text:p text:style-name="P1"><text:span text:style-name="T1">Conv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0.005cm">
          <text:p text:style-name="P1"><text:span text:style-name="T1">Max Pool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1.105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2.205cm">
          <text:p text:style-name="P1"><text:span text:style-name="T1">Out vecto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14cm" svg:height="1.826cm" svg:x="9.025cm" svg:y="2.275cm">
          <draw:text-box>
            <text:p><text:span text:style-name="T2">{</text:span></text:p>
          </draw:text-box>
        </draw:frame>
        <draw:frame draw:style-name="gr4" draw:text-style-name="P4" draw:layer="layout" svg:width="5.188cm" svg:height="1.673cm" svg:x="9.739cm" svg:y="2.428cm">
          <draw:text-box>
            <text:p>Kernel (3,3) if 2d</text:p>
            <text:p>Kernel (3) if 1d</text:p>
          </draw:text-box>
        </draw:frame>
        <draw:line draw:style-name="gr5" draw:text-style-name="P5" draw:layer="layout" svg:x1="8.256cm" svg:y1="3.31cm" svg:x2="9.299cm" svg:y2="3.306cm">
          <text:p/>
        </draw:line>
        <draw:line draw:style-name="gr6" draw:text-style-name="P5" draw:layer="layout" svg:x1="5.715cm" svg:y1="2.54cm" svg:x2="5.715cm" svg:y2="3.005cm">
          <text:p/>
        </draw:line>
        <draw:line draw:style-name="gr7" draw:text-style-name="P5" draw:layer="layout" svg:x1="5.715cm" svg:y1="3.64cm" svg:x2="5.715cm" svg:y2="4.105cm">
          <text:p/>
        </draw:line>
        <draw:line draw:style-name="gr8" draw:text-style-name="P5" draw:layer="layout" svg:x1="5.715cm" svg:y1="4.74cm" svg:x2="5.715cm" svg:y2="5.205cm">
          <text:p/>
        </draw:line>
        <draw:line draw:style-name="gr9" draw:text-style-name="P5" draw:layer="layout" svg:x1="5.715cm" svg:y1="5.84cm" svg:x2="5.715cm" svg:y2="6.305cm">
          <text:p/>
        </draw:line>
        <draw:line draw:style-name="gr10" draw:text-style-name="P5" draw:layer="layout" svg:x1="5.715cm" svg:y1="9.54cm" svg:x2="5.715cm" svg:y2="10.005cm">
          <text:p/>
        </draw:line>
        <draw:line draw:style-name="gr11" draw:text-style-name="P5" draw:layer="layout" svg:x1="5.715cm" svg:y1="10.64cm" svg:x2="5.715cm" svg:y2="11.105cm">
          <text:p/>
        </draw:line>
        <draw:line draw:style-name="gr12" draw:text-style-name="P5" draw:layer="layout" svg:x1="5.715cm" svg:y1="11.74cm" svg:x2="5.715cm" svg:y2="12.205cm">
          <text:p/>
        </draw:line>
        <draw:frame draw:style-name="gr3" draw:text-style-name="P3" draw:layer="layout" svg:width="0.714cm" svg:height="1.826cm" svg:x="9.025cm" svg:y="3.675cm">
          <draw:text-box>
            <text:p><text:span text:style-name="T2">{</text:span></text:p>
          </draw:text-box>
        </draw:frame>
        <draw:frame draw:style-name="gr13" draw:text-style-name="P4" draw:layer="layout" svg:width="5.929cm" svg:height="1.673cm" svg:x="9.739cm" svg:y="3.828cm">
          <draw:text-box>
            <text:p>Pool size (3,3) if 2d</text:p>
            <text:p>Pool size (3) if 1d</text:p>
          </draw:text-box>
        </draw:frame>
        <draw:line draw:style-name="gr14" draw:text-style-name="P5" draw:layer="layout" svg:x1="8.255cm" svg:y1="4.445cm" svg:x2="9.296cm" svg:y2="4.708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5.08cm" svg:height="0.635cm" svg:x="7.375cm" svg:y="2.405cm">
          <text:p text:style-name="P1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3.505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4.605cm">
          <text:p text:style-name="P1"><text:span text:style-name="T1">Perceptron layer 0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9.915cm" svg:y1="3.04cm" svg:x2="9.915cm" svg:y2="3.505cm">
          <text:p/>
        </draw:line>
        <draw:line draw:style-name="gr7" draw:text-style-name="P5" draw:layer="layout" svg:x1="9.915cm" svg:y1="4.14cm" svg:x2="9.915cm" svg:y2="4.605cm">
          <text:p/>
        </draw:line>
        <draw:custom-shape draw:style-name="gr1" draw:text-style-name="P1" draw:layer="layout" svg:width="5.08cm" svg:height="0.635cm" svg:x="7.375cm" svg:y="5.705cm">
          <text:p text:style-name="P1"><text:span text:style-name="T1">Perceptron layer 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15cm" svg:y1="5.24cm" svg:x2="9.915cm" svg:y2="5.705cm">
          <text:p/>
        </draw:line>
        <draw:custom-shape draw:style-name="gr2" draw:text-style-name="P2" draw:layer="layout" svg:width="0.18cm" svg:height="0.17cm" svg:x="9.836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7cm" svg:y="7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8cm" svg:y="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7.375cm" svg:y="8.005cm">
          <text:p text:style-name="P1"><text:span text:style-name="T1">Perceptron layer 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9.105cm">
          <text:p text:style-name="P1"><text:span text:style-name="T1">Out single valu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915cm" svg:y1="8.64cm" svg:x2="9.915cm" svg:y2="9.105cm">
          <text:p/>
        </draw:line>
        <draw:custom-shape draw:style-name="gr16" draw:text-style-name="P1" draw:layer="layout" svg:width="3.81cm" svg:height="0.635cm" svg:x="3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0.635cm" svg:x="7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11.417cm" svg:y="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1.718cm" svg:y="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2.019cm" svg:y="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81cm" svg:height="0.635cm" svg:x="12.515cm" svg:y="1.135cm">
          <text:p text:style-name="P1"><text:span text:style-name="T1">Sub-model n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08cm" svg:y1="1.77cm" svg:x2="7.363cm" svg:y2="2.729cm">
          <text:p/>
        </draw:line>
        <draw:line draw:style-name="gr18" draw:text-style-name="P5" draw:layer="layout" svg:x1="14.605cm" svg:y1="1.77cm" svg:x2="12.466cm" svg:y2="2.737cm">
          <text:p/>
        </draw:line>
        <draw:line draw:style-name="gr19" draw:text-style-name="P5" draw:layer="layout" svg:x1="8.89cm" svg:y1="1.77cm" svg:x2="9.451cm" svg:y2="2.41cm">
          <text:p/>
        </draw:lin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0" draw:text-style-name="P7" draw:layer="layout" svg:width="10.16cm" svg:height="1.53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08cm" svg:height="0.635cm" svg:x="8.83cm" svg:y="7.25cm">
          <text:p text:style-name="P1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8.84cm" svg:y="8.355cm">
          <text:p text:style-name="P1"><text:span text:style-name="T1">Perceptron layers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37cm" svg:y1="7.885cm" svg:x2="11.37cm" svg:y2="8.35cm">
          <text:p/>
        </draw:line>
        <draw:custom-shape draw:style-name="gr22" draw:text-style-name="P1" draw:layer="layout" svg:width="3.81cm" svg:height="1.27cm" svg:x="4.77cm" svg:y="4.445cm">
          <text:p text:style-name="P1"><text:span text:style-name="T1">Conv. &amp; pooling lay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81cm" svg:height="1.27cm" svg:x="8.77cm" svg:y="4.445cm">
          <text:p text:style-name="P9"><text:span text:style-name="T1">Conv. &amp; pooling lay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12.872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3.173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3.474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81cm" svg:height="1.27cm" svg:x="13.97cm" svg:y="4.445cm">
          <text:p text:style-name="P9"><text:span text:style-name="T1">Conv. &amp; pooling layers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6.678cm" svg:y1="5.715cm" svg:x2="9.668cm" svg:y2="7.253cm">
          <text:p/>
        </draw:line>
        <draw:line draw:style-name="gr18" draw:text-style-name="P5" draw:layer="layout" svg:x1="15.915cm" svg:y1="5.715cm" svg:x2="12.7cm" svg:y2="7.253cm">
          <text:p/>
        </draw:line>
        <draw:line draw:style-name="gr19" draw:text-style-name="P5" draw:layer="layout" svg:x1="10.71cm" svg:y1="5.714cm" svg:x2="11.367cm" svg:y2="7.253cm">
          <text:p/>
        </draw:line>
        <draw:frame draw:style-name="gr23" draw:text-style-name="P11" draw:layer="layout" svg:width="5.08cm" svg:height="0.839cm" svg:x="8.875cm" svg:y="9.325cm">
          <draw:text-box>
            <text:p text:style-name="P10"><text:span text:style-name="T1">S</text:span><text:span text:style-name="T1">c</text:span><text:span text:style-name="T1">o</text:span><text:span text:style-name="T1">r</text:span><text:span text:style-name="T1">e</text:span></text:p>
          </draw:text-box>
        </draw:frame>
        <draw:line draw:style-name="gr6" draw:text-style-name="P5" draw:layer="layout" svg:x1="11.37cm" svg:y1="8.985cm" svg:x2="11.37cm" svg:y2="9.45cm">
          <text:p/>
        </draw:line>
        <draw:custom-shape draw:style-name="gr24" draw:text-style-name="P12" draw:layer="layout" svg:width="3.81cm" svg:height="1.27cm" svg:x="4.77cm" svg:y="2.645cm">
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o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67cm" svg:y1="3.914cm" svg:x2="6.67cm" svg:y2="4.45cm">
          <text:p/>
        </draw:line>
        <draw:custom-shape draw:style-name="gr24" draw:text-style-name="P12" draw:layer="layout" svg:width="3.81cm" svg:height="1.27cm" svg:x="8.77cm" svg:y="2.645cm">
          <text:p text:style-name="P1"><text:span text:style-name="T1">Feature extracto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67cm" svg:y1="3.914cm" svg:x2="10.67cm" svg:y2="4.45cm">
          <text:p/>
        </draw:line>
        <draw:custom-shape draw:style-name="gr24" draw:text-style-name="P12" draw:layer="layout" svg:width="3.81cm" svg:height="1.27cm" svg:x="13.97cm" svg:y="2.645cm">
          <text:p text:style-name="P1"><text:span text:style-name="T1">Feature extracto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87cm" svg:y1="3.914cm" svg:x2="15.87cm" svg:y2="4.45cm">
          <text:p/>
        </draw:line>
        <draw:custom-shape draw:style-name="gr25" draw:text-style-name="P13" draw:layer="layout" svg:width="0.18cm" svg:height="0.17cm" svg:x="12.873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18cm" svg:height="0.17cm" svg:x="13.174cm" svg:y="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18cm" svg:height="0.17cm" svg:x="13.47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3.81cm" svg:height="1.27cm" svg:x="4.77cm" svg:y="1.045cm">
          <text:p text:style-name="P1"><text:span text:style-name="T1">Feature 0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67cm" svg:y1="2.114cm" svg:x2="6.67cm" svg:y2="2.65cm">
          <text:p/>
        </draw:line>
        <draw:custom-shape draw:style-name="gr26" draw:text-style-name="P14" draw:layer="layout" svg:width="3.81cm" svg:height="1.27cm" svg:x="8.77cm" svg:y="1.045cm">
          <text:p text:style-name="P1"><text:span text:style-name="T1">Feature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3.81cm" svg:height="1.27cm" svg:x="13.97cm" svg:y="1.045cm">
          <text:p text:style-name="P1"><text:span text:style-name="T1">Feature 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67cm" svg:y1="2.114cm" svg:x2="10.67cm" svg:y2="2.65cm">
          <text:p/>
        </draw:line>
        <draw:line draw:style-name="gr6" draw:text-style-name="P5" draw:layer="layout" svg:x1="15.87cm" svg:y1="2.114cm" svg:x2="15.87cm" svg:y2="2.65cm">
          <text:p/>
        </draw:line>
        <draw:frame draw:style-name="gr27" draw:text-style-name="P15" draw:layer="layout" svg:width="4.445cm" svg:height="0.962cm" svg:x="18.415cm" svg:y="3.668cm">
          <draw:text-box>
            <text:p>Sub-models</text:p>
          </draw:text-box>
        </draw:frame>
        <draw:frame draw:style-name="gr27" draw:text-style-name="P15" draw:layer="layout" svg:width="4.445cm" svg:height="0.962cm" svg:x="14.416cm" svg:y="8.168cm">
          <draw:text-box>
            <text:p>Terminus</text:p>
          </draw:text-box>
        </draw:frame>
        <draw:frame draw:style-name="gr27" draw:text-style-name="P17" draw:layer="layout" svg:width="4.445cm" svg:height="0.777cm" svg:x="16.517cm" svg:y="6.168cm">
          <draw:text-box>
            <text:p text:style-name="P16"><text:span text:style-name="T4">Relations to explain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9:35:35.015457173</meta:creation-date>
    <meta:generator>LibreOffice/7.3.7.2$Linux_X86_64 LibreOffice_project/30$Build-2</meta:generator>
    <dc:date>2025-02-26T19:46:38.320102602</dc:date>
    <meta:editing-duration>PT1H21M36S</meta:editing-duration>
    <meta:editing-cycles>4</meta:editing-cycles>
    <meta:print-date>2025-02-22T14:25:31.597385105</meta:print-date>
    <meta:document-statistic meta:object-count="107"/>
  </office:meta>
</office:document-meta>
</file>